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918d" officeooo:paragraph-rsid="000191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ements: Introduction</text:p>
      <text:p text:style-name="P1">Prof. McMillan</text:p>
      <text:p text:style-name="P1"><text:s/></text:p>
      <text:p text:style-name="P1"><text:s text:c="12"/>In the requirements phase of a software project, you find out and document in detail what the client wants. <text:s/>The client is generally a non-technical person who may or may not be the end user. <text:s/>The client might be a business owner who is commissioning the software for employees to use. <text:s/>The client might be a manager of a department in a large corporation that needs the software. <text:s/>Another potential client is a marketing department that is determining the functionality of a program that your company will sell to a wide customer base. To determine requirements, you might work with end users as well as those with leadership responsibilities. <text:s/>It is assumed that the client possesses a great deal of domain knowledge, i.e., knowledge about the application area and the ways of solving problems in that area. <text:s/>A CPA will know about accounting, a butcher about meat, and a general about tanks. <text:s/>One of the challenges in defining requirements is to acquire enough domain knowledge to be able to communicate with the client. <text:s/>Usually the client starts out with a fairly vague idea about what the software should do and the data it should do it with. <text:s/>Your job is to help the client discover what he or she wants, refining that definition of needs until the client is happy and you have enough to move on to the design. <text:s/>The documents that result from your definition of the requirements serve as an agreement or contract about what the software will do.</text:p>
      <text:p text:style-name="P1"><text:s/></text:p>
      <text:p text:style-name="P1"><text:s text:c="12"/>The gathering of requirements goes by a variety of names: requirements definition, requirements specification, functional specification (if client-understandable), and so on. <text:s/>The process of defining the requirements may be called requirements analysis, requirements discovery, or requirements engineering. <text:s/>The field of systems analysis, which comes from a more business-based <text:s/>approach, is very similar (maybe even identical) to what software engineers usually mean by requirements definition. <text:s/>These terms are not always used consistently, so we won't worry too much about them.</text:p>
      <text:p text:style-name="P1"><text:s/></text:p>
      <text:p text:style-name="P1"><text:s text:c="12"/>In the organization that needs the program, there are most likely existing methods for carrying out the work that your software will perform. <text:s/>There might be a manual method in place, such as filing papers and writing notes by hand, there might be an existing <text:s/>program that your system will replace, or you might be automating a sequence of steps currently carried out by an end user of existing software. <text:s/>You can learn a great deal from studying existing methods and tools, but don't assume that the existing approach to solving the problem is optimal. <text:s/>For example, a sales representative of a clothing store might file physical sales slips by date. <text:s/>Physical things can only be filed in a single way. <text:s/>But filing by customer name might be almost as valuable. <text:s/>In determining requirements for a program to manage sales records, you could suggest the idea of a "customer object" that is associated with sales to that customer, and still be able to sort receipts across all customers by date. <text:s/>The existing method could very well be improved upon (but don't get too pushy about telling the client to think in unaccustomed ways).</text:p>
      <text:p text:style-name="P1"><text:s/></text:p>
      <text:p text:style-name="P1"><text:s text:c="12"/>One of the first things to determine is who the stakeholders are. <text:s/>A stakeholder is someone who "owns" a share of something. <text:s/>The question is not just who the users are or who pays you, but who the program will affect in any significant way. <text:s/>For example, if you are developing a system for a hospital the stakeholders might include the medical personnel who will use it, the administrators who are the main clients, the patients (because their health may be affected by it), the insurance companies who pay for treatment, and possibly others. <text:s text:c="3"/>Listing stakeholders encourages you to consider the ways (positive and negative) your system will affect them. <text:s/>If you don't systematically consider stakeholders, you can easily overlook a bad side effect or miss an opportunity to optimize a feature or allow for future enhancements.</text:p>
      <text:p text:style-name="P1"><text:s/></text:p>
      <text:p text:style-name="P1"><text:soft-page-break/><text:s text:c="12"/>In about one paragraph (maybe even only one sentence), you need to be able to state the overall purpose of the system that is to be developed. <text:s/>This is harder to do than it sounds. <text:s/>When you sit down to interview the client you may be surprised at how vague, fragmentary, and at times irrelevant the discussion can be. <text:s/>You may not get a good clean overall purpose during the first discussion. <text:s/>You can draft one and then show it to the client for revision. <text:s/>This iterative process will continue throughout the definition of the requirements. <text:s/>It will include the creation of prototypes, diagrams, and other documents that encode the needs of the client. <text:s/>You have to shape the requirements into something both feasible and desirable to the client. <text:s/>The entire process is difficult because you are trying to define something technical in non-technical terms. <text:s/>Ultimately you will specify the following:</text:p>
      <text:p text:style-name="P1"><text:s/></text:p>
      <text:p text:style-name="P1">· <text:s text:c="7"/>Overall purpose of the system</text:p>
      <text:p text:style-name="P1">· <text:s text:c="7"/>Stakeholders</text:p>
      <text:p text:style-name="P1">· <text:s text:c="7"/>User populations (distinct kinds of users)</text:p>
      <text:p text:style-name="P1">· <text:s text:c="7"/>The context of the software (other software, hardware if known, a special physical environment)</text:p>
      <text:p text:style-name="P1">· <text:s text:c="7"/>Existing tools and procedures for carrying out these tasks</text:p>
      <text:p text:style-name="P1">· <text:s text:c="7"/>Sample scenarios of use (examples of what users might do in a session)</text:p>
      <text:p text:style-name="P1">· <text:s text:c="7"/>Use cases (what services are used by what kinds of users, connections to external systems)</text:p>
      <text:p text:style-name="P1">· <text:s text:c="7"/>Glossary of terms, including data visible to the user</text:p>
      <text:p text:style-name="P1">· <text:s text:c="7"/>User interface design, including prototypes</text:p>
      <text:p text:style-name="P1">· <text:s text:c="7"/>Complete description of the system's functions (from the client's or user's perspective)</text:p>
      <text:p text:style-name="P1">· <text:s text:c="7"/>User manual and/or help files</text:p>
      <text:p text:style-name="P1">· <text:s text:c="7"/>Non-functional requirements or system constraints (speed, portability, security, privacy, reliability, size, expandability,...)</text:p>
      <text:p text:style-name="P1">· <text:s text:c="7"/>Size and cost estimates</text:p>
      <text:p text:style-name="P1">· <text:s text:c="7"/>Validation of the requirements (who they have been checked with and how)</text:p>
      <text:p text:style-name="P1"><text:s text:c="12"/>Experts' discussions vary as to what to include in requirements documents. <text:s/>The above set is tailored to this course and the experiences that previous students (and the professor) have had interacting with clients. <text:s/>It does a pretty good job of covering the issues that need to be addressed before starting design, without expecting an unrealistic level of technical involvement on the part of the client.</text:p>
      <text:p text:style-name="P1"><text:s/></text:p>
      <text:p text:style-name="P1"/>
      <text:p text:style-name="P1">Exercises:</text:p>
      <text:p text:style-name="P1"><text:s/></text:p>
      <text:p text:style-name="P1"><text:s text:c="12"/>1. Suppose you want to have a classroom desk built that will make it easier for the student to organize and access books during class. <text:s/>Write a paragraph describing what this desk would be like, i.e., what you would require of it. <text:s/>What kinds of questions would a mechanical engineer have to answer in order to design the device?</text:p>
      <text:p text:style-name="P1"><text:s/></text:p>
      <text:p text:style-name="P1"><text:s text:c="12"/>2. Give three classes of stakeholders for a student registration system besides students, faculty, and university staff. <text:s/>Explain why they are stakeholders.</text:p>
      <text:p text:style-name="P1"><text:s/></text:p>
      <text:p text:style-name="P1"><text:s text:c="12"/>3. For a system that will assist lawyers in finding cases that address some specific issues, why might it be a bad idea to model the program on the behavior of lawyers who carry out research in the library without the aid of computers?</text:p>
      <text:p text:style-name="P1"><text:s/></text:p>
      <text:p text:style-name="P1"><text:s text:c="12"/>4. What is wrong with the assertion, "A good programmer can program anything without using special software engineering techniques. <text:s/>Knowledge of computer science is necessary and sufficient for developing systems from formal specifications in any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4:26:34.468443000</meta:creation-date>
    <dc:date>2015-05-03T14:27:02.382192000</dc:date>
    <meta:editing-duration>PT28S</meta:editing-duration>
    <meta:editing-cycles>1</meta:editing-cycles>
    <meta:document-statistic meta:table-count="0" meta:image-count="0" meta:object-count="0" meta:page-count="2" meta:paragraph-count="38" meta:word-count="1179" meta:character-count="7411" meta:non-whitespace-character-count="5986"/>
    <meta:generator>LibreOffice/4.3.7.2$MacOSX_X86_64 LibreOffice_project/8a35821d8636a03b8bf4e15b48f59794652c68ba</meta:generator>
  </office:meta>
</office:document-meta>
</file>